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A000000FA9DC1EBDCB17D95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Frame1" text:anchor-type="paragraph" svg:width="2.0835in" draw:z-index="0"><draw:text-box fo:min-height="2.0835in"><text:p text:style-name="Illustration"><draw:frame draw:style-name="fr2" draw:name="Image1" text:anchor-type="as-char" svg:width="2.0835in" style:rel-width="100%" svg:height="2.0835in" style:rel-height="scale" draw:z-index="1"><draw:image xlink:href="Pictures/10000000000000FA000000FA9DC1EBDCB17D95B8.jpg" xlink:type="simple" xlink:show="embed" xlink:actuate="onLoad"/></draw:frame><text:line-break/>Illustration <text:sequence text:ref-name="refIllustration0" text:name="Illustration" text:formula="ooow:Illustration+1" style:num-format="1">1</text:sequence>: La lun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Illustration" style:family="paragraph" style:parent-style-name="Caption" style:class="extra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08-23T11:04:26.880560741</dc:date>
    <meta:editing-duration>PT1M19S</meta:editing-duration>
    <meta:editing-cycles>1</meta:editing-cycles>
    <meta:document-statistic meta:table-count="0" meta:image-count="1" meta:object-count="0" meta:page-count="1" meta:paragraph-count="2" meta:word-count="5" meta:character-count="26" meta:non-whitespace-character-count="21"/>
    <meta:generator>LibreOffice/5.1.6.2$Linux_X86_64 LibreOffice_project/10m0$Build-2</meta:generator>
  </office:meta>
</office:document-meta>
</file>